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bf00" draw:marker-start="" svg:stroke-opacity="50%" draw:fill-color="#ffbf00" draw:opacity="50%" draw:textarea-horizontal-align="justify" draw:textarea-vertical-align="middle" draw:auto-grow-height="false" fo:min-height="10.299cm" fo:min-width="3.048cm"/>
    </style:style>
    <style:style style:name="gr2" style:family="graphic" style:parent-style-name="standard">
      <style:graphic-properties svg:stroke-color="#ffbf00" draw:marker-start="" svg:stroke-opacity="50%" draw:fill-color="#fff5ce" draw:opacity="50%" draw:textarea-horizontal-align="justify" draw:textarea-vertical-align="middle" draw:auto-grow-height="false" fo:min-height="10.39cm" fo:min-width="10.34cm"/>
    </style:style>
    <style:style style:name="gr3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8cm"/>
      <style:paragraph-properties style:writing-mode="lr-tb"/>
    </style:style>
    <style:style style:name="gr4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7cm"/>
      <style:paragraph-properties style:writing-mode="lr-tb"/>
    </style:style>
    <style:style style:name="gr5" style:family="graphic" style:parent-style-name="Per_20_defecte_5f_1">
      <style:graphic-properties svg:stroke-color="#ff4000" draw:fill-color="#ff3838" draw:textarea-horizontal-align="justify" draw:textarea-vertical-align="middle" draw:auto-grow-height="false" fo:min-height="7.102cm" fo:min-width="0.747cm"/>
      <style:paragraph-properties style:writing-mode="lr-tb"/>
    </style:style>
    <style:style style:name="gr6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89cm" fo:min-width="3.219cm"/>
      <style:paragraph-properties style:writing-mode="lr-tb"/>
    </style:style>
    <style:style style:name="gr7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221cm"/>
      <style:paragraph-properties style:writing-mode="lr-tb"/>
    </style:style>
    <style:style style:name="gr8" style:family="graphic" style:parent-style-name="Per_20_defecte_5f_1">
      <style:graphic-properties draw:stroke="none" draw:fill="none" fo:min-height="1.111cm"/>
      <style:paragraph-properties style:writing-mode="lr-tb"/>
    </style:style>
    <style:style style:name="gr9" style:family="graphic" style:parent-style-name="Per_20_defecte_5f_1">
      <style:graphic-properties draw:stroke="none" draw:fill="none" fo:min-height="1.666cm"/>
      <style:paragraph-properties style:writing-mode="lr-tb"/>
    </style:style>
    <style:style style:name="gr10" style:family="graphic" style:parent-style-name="Per_20_defecte_5f_1">
      <style:graphic-properties draw:stroke="solid" svg:stroke-width="0.079cm" svg:stroke-color="#dddddd" svg:stroke-opacity="100%" draw:stroke-linejoin="miter" draw:fill="solid" draw:fill-color="#ff0000" draw:textarea-horizontal-align="left" draw:textarea-vertical-align="middle" draw:auto-grow-height="false" fo:min-height="0.596cm" fo:min-width="0.195cm" fo:padding-top="0.13cm" fo:padding-bottom="0.13cm" fo:padding-left="0.25cm" fo:padding-right="0.25cm" fo:wrap-option="wrap" draw:shadow-color="#808080"/>
    </style:style>
    <style:style style:name="gr11" style:family="graphic" style:parent-style-name="Per_20_defecte_5f_1">
      <style:graphic-properties draw:stroke="solid" svg:stroke-width="0.079cm" svg:stroke-color="#dddddd" draw:stroke-linejoin="miter" svg:stroke-linecap="square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084cm"/>
      <style:paragraph-properties style:writing-mode="lr-tb"/>
    </style:style>
    <style:style style:name="gr13" style:family="graphic" style:parent-style-name="Per_20_defecte_5f_1">
      <style:graphic-properties draw:stroke="none" draw:fill="none" fo:min-height="1.323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922cm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ffbf00" draw:marker-start="" svg:stroke-opacity="50%" draw:fill-color="#ffbf00" draw:opacity="50%" draw:textarea-horizontal-align="justify" draw:textarea-vertical-align="middle" draw:auto-grow-height="false" fo:min-height="7.498cm" fo:min-width="3.048cm"/>
    </style:style>
    <style:style style:name="gr19" style:family="graphic" style:parent-style-name="standard">
      <style:graphic-properties svg:stroke-color="#ffbf00" draw:marker-start="" svg:stroke-opacity="50%" draw:fill-color="#fff5ce" draw:opacity="50%" draw:textarea-horizontal-align="justify" draw:textarea-vertical-align="middle" draw:auto-grow-height="false" fo:min-height="7.83cm" fo:min-width="10.38cm"/>
    </style:style>
    <style:style style:name="gr20" style:family="graphic" style:parent-style-name="Per_20_defecte_5f_1">
      <style:graphic-properties svg:stroke-color="#ff4000" draw:fill-color="#ff3838" draw:textarea-horizontal-align="justify" draw:textarea-vertical-align="middle" draw:auto-grow-height="false" fo:min-height="6.201cm" fo:min-width="0.747cm"/>
      <style:paragraph-properties style:writing-mode="lr-tb"/>
    </style:style>
    <style:style style:name="gr21" style:family="graphic" style:parent-style-name="Per_20_defecte_5f_1">
      <style:graphic-properties svg:stroke-color="#ff4000" draw:fill-color="#ff3838" draw:textarea-horizontal-align="justify" draw:textarea-vertical-align="middle" draw:auto-grow-height="false" fo:min-height="9.201cm" fo:min-width="0.747cm"/>
      <style:paragraph-properties style:writing-mode="lr-tb"/>
    </style:style>
    <style:style style:name="pr1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bf00" draw:opacity="50%"/>
      <style:paragraph-properties fo:text-align="center"/>
    </style:style>
    <style:style style:name="P2" style:family="paragraph">
      <loext:graphic-properties draw:fill-color="#fff5ce" draw:opacity="50%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3838"/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0000"/>
      <style:paragraph-properties style:writing-mode="lr-tb" style:font-independent-line-spacing="true"/>
    </style:style>
    <style:style style:name="P11" style:family="paragraph">
      <loext:graphic-properties draw:fill="solid" draw:fill-color="#ff0000"/>
      <style:paragraph-properties fo:text-align="center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color="#ff0000" fo:font-size="14pt" style:font-size-asian="14pt" style:font-size-complex="14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style:font-name="Aria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3.6cm" svg:height="10.601cm" svg:x="2cm" svg:y="4.2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0.8cm" svg:x="16.2cm" svg:y="4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2.97cm" svg:height="1.05cm" svg:x="2.301cm" svg:y="4.751cm">
          <text:p text:style-name="P3"><text:span text:style-name="T1">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2.969cm" svg:height="1.05cm" svg:x="2.302cm" svg:y="7.352cm">
          <text:p text:style-name="P3"><text:span text:style-name="T1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969cm" svg:height="1.05cm" svg:x="2.302cm" svg:y="9.752cm">
          <text:p text:style-name="P3"><text:span text:style-name="T1">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2.969cm" svg:height="1.05cm" svg:x="2.302cm" svg:y="12.152cm">
          <text:p text:style-name="P3"><text:span text:style-name="T1">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7" draw:id="id7" draw:layer="layout" svg:width="1.295cm" svg:height="7.4cm" svg:x="10.306cm" svg:y="5.501cm">
          <text:p text:style-name="P5"><text:span text:style-name="T2">state</text:span></text:p>
          <text:p text:style-name="P5"><text:span text:style-name="T2">ex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1.41699706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5" draw:id="id15" draw:layer="layout" svg:width="3.799cm" svg:height="0.819cm" svg:x="17.002cm" svg:y="4.4cm">
          <text:p text:style-name="P3"><text:span text:style-name="T1">v_edit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7" draw:id="id17" draw:layer="layout" svg:width="3.799cm" svg:height="0.818cm" svg:x="17.002cm" svg:y="6.783cm">
          <text:p text:style-name="P3"><text:span text:style-name="T1">v_edi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9" draw:id="id19" draw:layer="layout" svg:width="3.799cm" svg:height="0.819cm" svg:x="17.002cm" svg:y="9.277cm">
          <text:p text:style-name="P3"><text:span text:style-name="T1">v_edit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2" draw:id="id22" draw:layer="layout" svg:width="3.799cm" svg:height="0.819cm" svg:x="17.002cm" svg:y="12.882cm">
          <text:p text:style-name="P3"><text:span text:style-name="T1">ve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31cm" svg:height="1.361cm" svg:x="2.713cm" svg:y="2.426cm">
          <draw:text-box>
            <text:p text:style-name="P7"><text:span text:style-name="T1">Source</text:span></text:p>
            <text:p text:style-name="P7"><text:span text:style-name="T1">tables</text:span></text:p>
          </draw:text-box>
        </draw:frame>
        <draw:frame draw:style-name="gr9" draw:text-style-name="P9" draw:layer="layout" svg:width="2.64cm" svg:height="1.916cm" svg:x="17.601cm" svg:y="1.901cm">
          <draw:text-box>
            <text:p text:style-name="P7"><text:span text:style-name="T1">Editableparent</text:span></text:p>
            <text:p text:style-name="P7"><text:span text:style-name="T1">views</text:span></text:p>
          </draw:text-box>
        </draw:frame>
        <draw:g draw:name="Grupo 30">
          <draw:custom-shape draw:name="Forma livre 23" draw:style-name="gr10" draw:text-style-name="P10" draw:layer="layout" svg:width="0.695cm" svg:height="0.856cm" svg:x="10.546cm" svg:y="4.495cm">
            <text:p/>
            <draw:enhanced-geometry svg:viewBox="0 0 428625 452438" draw:extrusion-allowed="true" draw:glue-points="0 0 171450 190500 171449 452438 254794 400050 254793 192882 428625 0 0 0" draw:type="non-primitive" draw:enhanced-path="M 0 0 L 171450 190500 C 169862 277813 173037 365125 171449 452438 L 254794 400050 C 254794 330994 254793 261938 254793 192882 L 428625 0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</draw:enhanced-geometry>
          </draw:custom-shape>
          <draw:line draw:name="Conector reto 25" draw:style-name="gr11" draw:text-style-name="P11" draw:layer="layout" svg:x1="10.487cm" svg:y1="4.406cm" svg:x2="11.301cm" svg:y2="4.406cm">
            <text:p/>
          </draw:line>
        </draw:g>
        <draw:custom-shape draw:style-name="gr3" draw:text-style-name="P4" xml:id="id6" draw:id="id6" draw:layer="layout" svg:width="2.97cm" svg:height="1.05cm" svg:x="6.239cm" svg:y="4.752cm">
          <text:p text:style-name="P3"><text:span text:style-name="T1">vu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2.97cm" svg:height="1.05cm" svg:x="6.24cm" svg:y="7.353cm">
          <text:p text:style-name="P3"><text:span text:style-name="T1">vu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2.97cm" svg:height="1.05cm" svg:x="6.24cm" svg:y="9.753cm">
          <text:p text:style-name="P3"><text:span text:style-name="T1">vu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2.97cm" svg:height="1.05cm" svg:x="6.24cm" svg:y="12.153cm">
          <text:p text:style-name="P3"><text:span text:style-name="T1">vu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3.17cm" svg:height="1.361cm" svg:x="6.054cm" svg:y="2.427cm">
          <draw:text-box>
            <text:p text:style-name="P7"><text:span text:style-name="T1">Unfiltered views</text:span></text:p>
          </draw:text-box>
        </draw:frame>
        <draw:custom-shape draw:style-name="gr12" draw:text-style-name="P4" xml:id="id11" draw:id="id11" draw:layer="layout" svg:width="2.686cm" svg:height="1.05cm" svg:x="12.814cm" svg:y="4.753cm">
          <text:p text:style-name="P3"><text:span text:style-name="T1">v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2" draw:id="id12" draw:layer="layout" svg:width="2.686cm" svg:height="1.05cm" svg:x="12.815cm" svg:y="7.354cm">
          <text:p text:style-name="P3"><text:span text:style-name="T1">v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3" draw:id="id13" draw:layer="layout" svg:width="2.686cm" svg:height="1.05cm" svg:x="12.815cm" svg:y="9.754cm">
          <text:p text:style-name="P3"><text:span text:style-name="T1">v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4" draw:id="id14" draw:layer="layout" svg:width="2.686cm" svg:height="1.05cm" svg:x="12.815cm" svg:y="12.154cm">
          <text:p text:style-name="P3"><text:span text:style-name="T1">v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315cm" svg:height="1.573cm" svg:x="13.186cm" svg:y="2.428cm">
          <draw:text-box>
            <text:p text:style-name="P7"><text:span text:style-name="T1">Filtered views</text:span></text:p>
          </draw:text-box>
        </draw:frame>
        <draw:frame draw:style-name="gr9" draw:text-style-name="P9" draw:layer="layout" svg:width="2.64cm" svg:height="1.916cm" svg:x="22.901cm" svg:y="1.902cm">
          <draw:text-box>
            <text:p text:style-name="P7"><text:span text:style-name="T1">Editable child views</text:span></text:p>
          </draw:text-box>
        </draw:frame>
        <draw:custom-shape draw:style-name="gr7" draw:text-style-name="P4" xml:id="id16" draw:id="id16" draw:layer="layout" svg:width="3.799cm" svg:height="0.818cm" svg:x="17.002cm" svg:y="5.369cm">
          <text:p text:style-name="P3"><text:span text:style-name="T1">ve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8" draw:id="id18" draw:layer="layout" svg:width="3.799cm" svg:height="0.818cm" svg:x="17.002cm" svg:y="7.784cm">
          <text:p text:style-name="P3"><text:span text:style-name="T1">ve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0" draw:id="id20" draw:layer="layout" svg:width="3.799cm" svg:height="0.819cm" svg:x="17.001cm" svg:y="10.277cm">
          <text:p text:style-name="P3"><text:span text:style-name="T1">ve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1" draw:id="id21" draw:layer="layout" svg:width="3.799cm" svg:height="0.819cm" svg:x="17.002cm" svg:y="11.882cm">
          <text:p text:style-name="P3"><text:span text:style-name="T1">v_edit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xml:id="id2" draw:id="id2" draw:layer="layout" svg:x1="5.271cm" svg:y1="5.276cm" svg:x2="5.271cm" svg:y2="5.276cm" draw:start-shape="id1" draw:start-glue-point="1" draw:end-shape="id1" draw:end-glue-point="1" svg:d="M5271 5276z" svg:viewBox="0 0 1 1">
          <text:p/>
        </draw:connector>
        <draw:connector draw:style-name="gr15" draw:text-style-name="P12" draw:layer="layout" svg:x1="5.271cm" svg:y1="5.276cm" svg:x2="6.239cm" svg:y2="5.277cm" draw:start-shape="id2" draw:start-glue-point="0" svg:d="M5271 5276h735v1h233" svg:viewBox="0 0 969 2">
          <text:p/>
        </draw:connector>
        <draw:connector draw:style-name="gr15" draw:text-style-name="P12" draw:layer="layout" svg:x1="5.271cm" svg:y1="7.877cm" svg:x2="6.24cm" svg:y2="7.878cm" draw:start-shape="id3" draw:start-glue-point="1" svg:d="M5271 7877h735v1h234" svg:viewBox="0 0 970 2">
          <text:p/>
        </draw:connector>
        <draw:connector draw:style-name="gr15" draw:text-style-name="P12" draw:layer="layout" svg:x1="5.271cm" svg:y1="10.277cm" svg:x2="6.24cm" svg:y2="10.278cm" draw:start-shape="id4" draw:start-glue-point="1" svg:d="M5271 10277h735v1h234" svg:viewBox="0 0 970 2">
          <text:p/>
        </draw:connector>
        <draw:connector draw:style-name="gr15" draw:text-style-name="P12" draw:layer="layout" svg:x1="5.271cm" svg:y1="12.677cm" svg:x2="6.24cm" svg:y2="12.678cm" draw:start-shape="id5" draw:start-glue-point="1" svg:d="M5271 12677h735v1h234" svg:viewBox="0 0 970 2">
          <text:p/>
        </draw:connector>
        <draw:connector draw:style-name="gr15" draw:text-style-name="P12" draw:layer="layout" svg:x1="9.209cm" svg:y1="5.277cm" svg:x2="10.306cm" svg:y2="9.201cm" draw:start-shape="id6" draw:end-shape="id7" draw:end-glue-point="3" svg:d="M9209 5277h549v3924h548" svg:viewBox="0 0 1098 3925">
          <text:p/>
        </draw:connector>
        <draw:connector draw:style-name="gr15" draw:text-style-name="P12" draw:layer="layout" svg:x1="9.21cm" svg:y1="7.878cm" svg:x2="10.306cm" svg:y2="9.201cm" draw:start-shape="id8" draw:start-glue-point="1" draw:end-shape="id7" svg:d="M9210 7878h548v1323h548" svg:viewBox="0 0 1097 1324">
          <text:p/>
        </draw:connector>
        <draw:connector draw:style-name="gr15" draw:text-style-name="P12" draw:layer="layout" svg:x1="9.21cm" svg:y1="10.278cm" svg:x2="10.306cm" svg:y2="9.201cm" draw:start-shape="id9" draw:start-glue-point="1" draw:end-shape="id7" draw:end-glue-point="3" svg:d="M9210 10278h548v-1077h548" svg:viewBox="0 0 1097 1078">
          <text:p/>
        </draw:connector>
        <draw:connector draw:style-name="gr15" draw:text-style-name="P12" draw:layer="layout" svg:x1="9.21cm" svg:y1="12.678cm" svg:x2="10.306cm" svg:y2="9.201cm" draw:start-shape="id10" draw:start-glue-point="1" draw:end-shape="id7" draw:end-glue-point="3" svg:d="M9210 12678h548v-3477h548" svg:viewBox="0 0 1097 3478">
          <text:p/>
        </draw:connector>
        <draw:connector draw:style-name="gr15" draw:text-style-name="P12" draw:layer="layout" svg:x1="11.601cm" svg:y1="9.201cm" svg:x2="12.814cm" svg:y2="5.278cm" draw:start-shape="id7" draw:start-glue-point="1" draw:end-shape="id11" draw:end-glue-point="3" svg:d="M11601 9201h607v-3923h606" svg:viewBox="0 0 1214 3924">
          <text:p/>
        </draw:connector>
        <draw:connector draw:style-name="gr15" draw:text-style-name="P12" draw:layer="layout" svg:x1="11.601cm" svg:y1="9.201cm" svg:x2="12.815cm" svg:y2="7.879cm" draw:start-shape="id7" draw:start-glue-point="1" draw:end-shape="id12" svg:d="M11601 9201h607v-1322h607" svg:viewBox="0 0 1215 1323">
          <text:p/>
        </draw:connector>
        <draw:connector draw:style-name="gr15" draw:text-style-name="P12" draw:layer="layout" svg:x1="11.601cm" svg:y1="9.201cm" svg:x2="12.815cm" svg:y2="10.279cm" draw:start-shape="id7" draw:start-glue-point="1" draw:end-shape="id13" draw:end-glue-point="3" svg:d="M11601 9201h607v1078h607" svg:viewBox="0 0 1215 1079">
          <text:p/>
        </draw:connector>
        <draw:connector draw:style-name="gr15" draw:text-style-name="P12" draw:layer="layout" svg:x1="11.601cm" svg:y1="9.201cm" svg:x2="12.815cm" svg:y2="12.679cm" draw:start-shape="id7" draw:end-shape="id14" draw:end-glue-point="3" svg:d="M11601 9201h607v3478h607" svg:viewBox="0 0 1215 3479">
          <text:p/>
        </draw:connector>
        <draw:connector draw:style-name="gr15" draw:text-style-name="P12" draw:layer="layout" svg:x1="15.5cm" svg:y1="5.278cm" svg:x2="17.002cm" svg:y2="4.809cm" draw:start-shape="id11" draw:start-glue-point="1" draw:end-shape="id15" draw:end-glue-point="3" svg:d="M15500 5278h751v-469h751" svg:viewBox="0 0 1503 470">
          <text:p/>
        </draw:connector>
        <draw:connector draw:style-name="gr15" draw:text-style-name="P12" draw:layer="layout" svg:x1="15.5cm" svg:y1="5.278cm" svg:x2="17.002cm" svg:y2="5.778cm" draw:start-shape="id11" draw:start-glue-point="1" draw:end-shape="id16" draw:end-glue-point="3" svg:d="M15500 5278h751v500h751" svg:viewBox="0 0 1503 501">
          <text:p/>
        </draw:connector>
        <draw:connector draw:style-name="gr15" draw:text-style-name="P12" draw:layer="layout" svg:x1="15.501cm" svg:y1="7.879cm" svg:x2="17.002cm" svg:y2="7.192cm" draw:start-shape="id12" draw:start-glue-point="1" draw:end-shape="id17" draw:end-glue-point="3" svg:d="M15501 7879h751v-687h750" svg:viewBox="0 0 1502 688">
          <text:p/>
        </draw:connector>
        <draw:connector draw:style-name="gr15" draw:text-style-name="P12" draw:layer="layout" svg:x1="15.501cm" svg:y1="7.879cm" svg:x2="17.002cm" svg:y2="8.193cm" draw:start-shape="id12" draw:start-glue-point="1" draw:end-shape="id18" draw:end-glue-point="3" svg:d="M15501 7879h751v314h750" svg:viewBox="0 0 1502 315">
          <text:p/>
        </draw:connector>
        <draw:connector draw:style-name="gr15" draw:text-style-name="P12" draw:layer="layout" svg:x1="15.501cm" svg:y1="10.279cm" svg:x2="17.002cm" svg:y2="9.686cm" draw:start-shape="id13" draw:start-glue-point="1" draw:end-shape="id19" draw:end-glue-point="3" svg:d="M15501 10279h751v-593h750" svg:viewBox="0 0 1502 594">
          <text:p/>
        </draw:connector>
        <draw:connector draw:style-name="gr15" draw:text-style-name="P12" draw:layer="layout" svg:x1="15.501cm" svg:y1="10.279cm" svg:x2="17.001cm" svg:y2="10.686cm" draw:start-shape="id13" draw:start-glue-point="1" draw:end-shape="id20" draw:end-glue-point="3" svg:d="M15501 10279h750v407h750" svg:viewBox="0 0 1501 408">
          <text:p/>
        </draw:connector>
        <draw:connector draw:style-name="gr15" draw:text-style-name="P12" draw:layer="layout" svg:x1="15.501cm" svg:y1="12.679cm" svg:x2="17.002cm" svg:y2="12.291cm" draw:start-shape="id14" draw:start-glue-point="1" draw:end-shape="id21" draw:end-glue-point="3" svg:d="M15501 12679h751v-388h750" svg:viewBox="0 0 1502 389">
          <text:p/>
        </draw:connector>
        <draw:connector draw:style-name="gr15" draw:text-style-name="P12" draw:layer="layout" svg:x1="15.501cm" svg:y1="12.679cm" svg:x2="17.002cm" svg:y2="13.291cm" draw:start-shape="id14" draw:start-glue-point="1" draw:end-shape="id22" draw:end-glue-point="3" svg:d="M15501 12679h751v612h750" svg:viewBox="0 0 1502 613">
          <text:p/>
        </draw:connector>
        <draw:custom-shape draw:style-name="gr16" draw:text-style-name="P4" xml:id="id25" draw:id="id25" draw:layer="layout" svg:width="4.5cm" svg:height="0.818cm" svg:x="22.101cm" svg:y="5.87cm">
          <text:p text:style-name="P3"><text:span text:style-name="T1">ve_arc_v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3" draw:id="id23" draw:layer="layout" svg:width="4.5cm" svg:height="0.818cm" svg:x="22.101cm" svg:y="4.871cm">
          <text:p text:style-name="P3"><text:span text:style-name="T1">ve_arc_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7" draw:id="id27" draw:layer="layout" svg:width="4.5cm" svg:height="0.818cm" svg:x="22.101cm" svg:y="8.371cm">
          <text:p text:style-name="P3"><text:span text:style-name="T1">ve_node_hdyr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6" draw:id="id26" draw:layer="layout" svg:width="4.5cm" svg:height="0.818cm" svg:x="22.101cm" svg:y="7.372cm">
          <text:p text:style-name="P3"><text:span text:style-name="T1">ve_node_j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9" draw:id="id29" draw:layer="layout" svg:width="4.5cm" svg:height="0.818cm" svg:x="22.101cm" svg:y="10.772cm">
          <text:p text:style-name="P3"><text:span text:style-name="T1">ve_connec_t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8" draw:id="id28" draw:layer="layout" svg:width="4.5cm" svg:height="0.818cm" svg:x="22.101cm" svg:y="9.773cm">
          <text:p text:style-name="P3"><text:span text:style-name="T1">ve_connec_w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1" draw:id="id31" draw:layer="layout" svg:width="4.5cm" svg:height="0.818cm" svg:x="22.101cm" svg:y="13.373cm">
          <text:p text:style-name="P3"><text:span text:style-name="T1">ve_gully_p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0" draw:id="id30" draw:layer="layout" svg:width="4.5cm" svg:height="0.818cm" svg:x="22.101cm" svg:y="12.374cm">
          <text:p text:style-name="P3"><text:span text:style-name="T1">ve_gully_v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5.778cm" svg:x2="22.101cm" svg:y2="5.28cm" draw:start-shape="id16" draw:start-glue-point="1" draw:end-shape="id23" draw:end-glue-point="3" svg:d="M20801 5778h650v-498h650" svg:viewBox="0 0 1301 499">
          <text:p/>
        </draw:connector>
        <draw:connector draw:style-name="gr15" draw:text-style-name="P12" xml:id="id24" draw:id="id24" draw:layer="layout" svg:x1="20.801cm" svg:y1="5.778cm" svg:x2="20.801cm" svg:y2="5.778cm" draw:start-shape="id16" draw:start-glue-point="1" draw:end-shape="id16" draw:end-glue-point="1" svg:d="M20801 5778z" svg:viewBox="0 0 1 1">
          <text:p/>
        </draw:connector>
        <draw:connector draw:style-name="gr15" draw:text-style-name="P12" draw:layer="layout" svg:x1="20.801cm" svg:y1="5.778cm" svg:x2="22.101cm" svg:y2="6.279cm" draw:start-shape="id24" draw:start-glue-point="0" draw:end-shape="id25" draw:end-glue-point="3" svg:d="M20801 5778h650v501h650" svg:viewBox="0 0 1301 502">
          <text:p/>
        </draw:connector>
        <draw:connector draw:style-name="gr15" draw:text-style-name="P12" draw:layer="layout" svg:x1="20.801cm" svg:y1="8.193cm" svg:x2="22.101cm" svg:y2="7.781cm" draw:start-shape="id18" draw:start-glue-point="1" draw:end-shape="id26" draw:end-glue-point="3" svg:d="M20801 8193h650v-412h650" svg:viewBox="0 0 1301 413">
          <text:p/>
        </draw:connector>
        <draw:connector draw:style-name="gr15" draw:text-style-name="P12" draw:layer="layout" svg:x1="20.801cm" svg:y1="8.193cm" svg:x2="22.101cm" svg:y2="8.78cm" draw:start-shape="id18" draw:start-glue-point="1" draw:end-shape="id27" svg:d="M20801 8193h650v587h650" svg:viewBox="0 0 1301 588">
          <text:p/>
        </draw:connector>
        <draw:connector draw:style-name="gr15" draw:text-style-name="P12" draw:layer="layout" svg:x1="20.8cm" svg:y1="10.686cm" svg:x2="22.101cm" svg:y2="10.182cm" draw:start-shape="id20" draw:start-glue-point="1" draw:end-shape="id28" draw:end-glue-point="3" svg:d="M20800 10686h651v-504h650" svg:viewBox="0 0 1302 505">
          <text:p/>
        </draw:connector>
        <draw:connector draw:style-name="gr15" draw:text-style-name="P12" draw:layer="layout" svg:x1="20.8cm" svg:y1="10.686cm" svg:x2="22.101cm" svg:y2="11.181cm" draw:start-shape="id20" draw:start-glue-point="1" draw:end-shape="id29" draw:end-glue-point="3" svg:d="M20800 10686h651v495h650" svg:viewBox="0 0 1302 496">
          <text:p/>
        </draw:connector>
        <draw:connector draw:style-name="gr15" draw:text-style-name="P12" draw:layer="layout" svg:x1="20.801cm" svg:y1="13.291cm" svg:x2="22.101cm" svg:y2="12.783cm" draw:start-shape="id22" draw:start-glue-point="1" draw:end-shape="id30" draw:end-glue-point="3" svg:d="M20801 13291h650v-508h650" svg:viewBox="0 0 1301 509">
          <text:p/>
        </draw:connector>
        <draw:connector draw:style-name="gr15" draw:text-style-name="P12" draw:layer="layout" svg:x1="20.801cm" svg:y1="13.291cm" svg:x2="22.101cm" svg:y2="13.782cm" draw:start-shape="id22" draw:start-glue-point="1" draw:end-shape="id31" draw:end-glue-point="3" svg:d="M20801 13291h650v491h650" svg:viewBox="0 0 1301 492">
          <text:p/>
        </draw:connector>
        <draw:frame draw:style-name="gr8" draw:text-style-name="P13" draw:layer="layout" svg:width="3.17cm" svg:height="1.361cm" svg:x="9.354cm" svg:y="2.928cm">
          <draw:text-box>
            <text:p text:style-name="P7"><text:span text:style-name="T3">filter</text:span></text:p>
            <text:p text:style-name="P7"><text:span text:style-name="T3">views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draw:custom-shape draw:style-name="gr18" draw:text-style-name="P1" draw:layer="layout" svg:width="3.6cm" svg:height="7.8cm" svg:x="2cm" svg:y="4.2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1cm" svg:height="8.2cm" svg:x="16.2cm" svg:y="4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2" draw:id="id32" draw:layer="layout" svg:width="2.97cm" svg:height="1.05cm" svg:x="2.301cm" svg:y="4.751cm">
          <text:p text:style-name="P3"><text:span text:style-name="T1">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4" draw:id="id34" draw:layer="layout" svg:width="2.969cm" svg:height="1.05cm" svg:x="2.302cm" svg:y="7.352cm">
          <text:p text:style-name="P3"><text:span text:style-name="T1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5" draw:id="id35" draw:layer="layout" svg:width="2.969cm" svg:height="1.05cm" svg:x="2.302cm" svg:y="9.752cm">
          <text:p text:style-name="P3"><text:span text:style-name="T1">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xml:id="id37" draw:id="id37" draw:layer="layout" svg:width="1.295cm" svg:height="6.499cm" svg:x="10.306cm" svg:y="5.501cm">
          <text:p text:style-name="P5"><text:span text:style-name="T2">state</text:span></text:p>
          <text:p text:style-name="P5"><text:span text:style-name="T2">ex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1.41699706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3" draw:id="id43" draw:layer="layout" svg:width="3.799cm" svg:height="0.819cm" svg:x="17.002cm" svg:y="4.4cm">
          <text:p text:style-name="P3"><text:span text:style-name="T1">v_edit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45" draw:id="id45" draw:layer="layout" svg:width="3.799cm" svg:height="0.818cm" svg:x="17.002cm" svg:y="6.783cm">
          <text:p text:style-name="P3"><text:span text:style-name="T1">v_edi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7" draw:id="id47" draw:layer="layout" svg:width="3.799cm" svg:height="0.819cm" svg:x="17.002cm" svg:y="9.277cm">
          <text:p text:style-name="P3"><text:span text:style-name="T1">v_edit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31cm" svg:height="1.361cm" svg:x="2.713cm" svg:y="2.426cm">
          <draw:text-box>
            <text:p text:style-name="P7"><text:span text:style-name="T1">Source</text:span></text:p>
            <text:p text:style-name="P7"><text:span text:style-name="T1">tables</text:span></text:p>
          </draw:text-box>
        </draw:frame>
        <draw:frame draw:style-name="gr9" draw:text-style-name="P9" draw:layer="layout" svg:width="2.64cm" svg:height="1.916cm" svg:x="17.601cm" svg:y="1.901cm">
          <draw:text-box>
            <text:p text:style-name="P7"><text:span text:style-name="T1">Editableparent</text:span></text:p>
            <text:p text:style-name="P7"><text:span text:style-name="T1">views</text:span></text:p>
          </draw:text-box>
        </draw:frame>
        <draw:g draw:name="Grupo 30">
          <draw:custom-shape draw:name="Forma livre 23" draw:style-name="gr10" draw:text-style-name="P10" draw:layer="layout" svg:width="0.695cm" svg:height="0.856cm" svg:x="10.546cm" svg:y="4.495cm">
            <text:p/>
            <draw:enhanced-geometry svg:viewBox="0 0 428625 452438" draw:extrusion-allowed="true" draw:glue-points="0 0 171450 190500 171449 452438 254794 400050 254793 192882 428625 0 0 0" draw:type="non-primitive" draw:enhanced-path="M 0 0 L 171450 190500 C 169862 277813 173037 365125 171449 452438 L 254794 400050 C 254794 330994 254793 261938 254793 192882 L 428625 0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</draw:enhanced-geometry>
          </draw:custom-shape>
          <draw:line draw:name="Conector reto 25" draw:style-name="gr11" draw:text-style-name="P11" draw:layer="layout" svg:x1="10.487cm" svg:y1="4.406cm" svg:x2="11.301cm" svg:y2="4.406cm">
            <text:p/>
          </draw:line>
        </draw:g>
        <draw:custom-shape draw:style-name="gr3" draw:text-style-name="P4" xml:id="id36" draw:id="id36" draw:layer="layout" svg:width="2.97cm" svg:height="1.05cm" svg:x="6.239cm" svg:y="4.752cm">
          <text:p text:style-name="P3"><text:span text:style-name="T1">vu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8" draw:id="id38" draw:layer="layout" svg:width="2.97cm" svg:height="1.05cm" svg:x="6.24cm" svg:y="7.353cm">
          <text:p text:style-name="P3"><text:span text:style-name="T1">vu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9" draw:id="id39" draw:layer="layout" svg:width="2.97cm" svg:height="1.05cm" svg:x="6.24cm" svg:y="9.753cm">
          <text:p text:style-name="P3"><text:span text:style-name="T1">vu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3.17cm" svg:height="1.361cm" svg:x="6.054cm" svg:y="2.427cm">
          <draw:text-box>
            <text:p text:style-name="P7"><text:span text:style-name="T1">Unfiltered views</text:span></text:p>
          </draw:text-box>
        </draw:frame>
        <draw:custom-shape draw:style-name="gr12" draw:text-style-name="P4" xml:id="id40" draw:id="id40" draw:layer="layout" svg:width="2.686cm" svg:height="1.05cm" svg:x="12.814cm" svg:y="4.753cm">
          <text:p text:style-name="P3"><text:span text:style-name="T1">v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41" draw:id="id41" draw:layer="layout" svg:width="2.686cm" svg:height="1.05cm" svg:x="12.815cm" svg:y="7.354cm">
          <text:p text:style-name="P3"><text:span text:style-name="T1">v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42" draw:id="id42" draw:layer="layout" svg:width="2.686cm" svg:height="1.05cm" svg:x="12.815cm" svg:y="9.754cm">
          <text:p text:style-name="P3"><text:span text:style-name="T1">v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315cm" svg:height="1.573cm" svg:x="13.186cm" svg:y="2.428cm">
          <draw:text-box>
            <text:p text:style-name="P7"><text:span text:style-name="T1">Filtered views</text:span></text:p>
          </draw:text-box>
        </draw:frame>
        <draw:frame draw:style-name="gr9" draw:text-style-name="P9" draw:layer="layout" svg:width="2.64cm" svg:height="1.916cm" svg:x="22.901cm" svg:y="1.902cm">
          <draw:text-box>
            <text:p text:style-name="P7"><text:span text:style-name="T1">Editable child views</text:span></text:p>
          </draw:text-box>
        </draw:frame>
        <draw:custom-shape draw:style-name="gr7" draw:text-style-name="P4" xml:id="id44" draw:id="id44" draw:layer="layout" svg:width="3.799cm" svg:height="0.818cm" svg:x="17.002cm" svg:y="5.369cm">
          <text:p text:style-name="P3"><text:span text:style-name="T1">ve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46" draw:id="id46" draw:layer="layout" svg:width="3.799cm" svg:height="0.818cm" svg:x="17.002cm" svg:y="7.784cm">
          <text:p text:style-name="P3"><text:span text:style-name="T1">ve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8" draw:id="id48" draw:layer="layout" svg:width="3.799cm" svg:height="0.819cm" svg:x="17.001cm" svg:y="10.277cm">
          <text:p text:style-name="P3"><text:span text:style-name="T1">ve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xml:id="id33" draw:id="id33" draw:layer="layout" svg:x1="5.271cm" svg:y1="5.276cm" svg:x2="5.271cm" svg:y2="5.276cm" draw:start-shape="id32" draw:start-glue-point="1" draw:end-shape="id32" draw:end-glue-point="1" svg:d="M5271 5276z" svg:viewBox="0 0 1 1">
          <text:p/>
        </draw:connector>
        <draw:connector draw:style-name="gr15" draw:text-style-name="P12" draw:layer="layout" svg:x1="5.271cm" svg:y1="5.276cm" svg:x2="6.239cm" svg:y2="5.277cm" draw:start-shape="id33" draw:start-glue-point="0" svg:d="M5271 5276h735v1h233" svg:viewBox="0 0 969 2">
          <text:p/>
        </draw:connector>
        <draw:connector draw:style-name="gr15" draw:text-style-name="P12" draw:layer="layout" svg:x1="5.271cm" svg:y1="7.877cm" svg:x2="6.24cm" svg:y2="7.878cm" draw:start-shape="id34" draw:start-glue-point="1" svg:d="M5271 7877h735v1h234" svg:viewBox="0 0 970 2">
          <text:p/>
        </draw:connector>
        <draw:connector draw:style-name="gr15" draw:text-style-name="P12" draw:layer="layout" svg:x1="5.271cm" svg:y1="10.277cm" svg:x2="6.24cm" svg:y2="10.278cm" draw:start-shape="id35" draw:start-glue-point="1" svg:d="M5271 10277h735v1h234" svg:viewBox="0 0 970 2">
          <text:p/>
        </draw:connector>
        <draw:connector draw:style-name="gr15" draw:text-style-name="P12" draw:layer="layout" svg:x1="9.209cm" svg:y1="5.277cm" svg:x2="10.306cm" svg:y2="8.75cm" draw:start-shape="id36" draw:end-shape="id37" draw:end-glue-point="3" svg:d="M9209 5277h549v3473h548" svg:viewBox="0 0 1098 3474">
          <text:p/>
        </draw:connector>
        <draw:connector draw:style-name="gr15" draw:text-style-name="P12" draw:layer="layout" svg:x1="9.21cm" svg:y1="7.878cm" svg:x2="10.306cm" svg:y2="8.75cm" draw:start-shape="id38" draw:start-glue-point="1" draw:end-shape="id37" svg:d="M9210 7878h548v872h548" svg:viewBox="0 0 1097 873">
          <text:p/>
        </draw:connector>
        <draw:connector draw:style-name="gr15" draw:text-style-name="P12" draw:layer="layout" svg:x1="9.21cm" svg:y1="10.278cm" svg:x2="10.306cm" svg:y2="8.75cm" draw:start-shape="id39" draw:start-glue-point="1" draw:end-shape="id37" draw:end-glue-point="3" svg:d="M9210 10278h548v-1528h548" svg:viewBox="0 0 1097 1529">
          <text:p/>
        </draw:connector>
        <draw:connector draw:style-name="gr15" draw:text-style-name="P12" draw:layer="layout" svg:x1="11.601cm" svg:y1="8.75cm" svg:x2="12.814cm" svg:y2="5.278cm" draw:start-shape="id37" draw:start-glue-point="1" draw:end-shape="id40" draw:end-glue-point="3" svg:d="M11601 8750h607v-3472h606" svg:viewBox="0 0 1214 3473">
          <text:p/>
        </draw:connector>
        <draw:connector draw:style-name="gr15" draw:text-style-name="P12" draw:layer="layout" svg:x1="11.601cm" svg:y1="8.75cm" svg:x2="12.815cm" svg:y2="7.879cm" draw:start-shape="id37" draw:start-glue-point="1" draw:end-shape="id41" svg:d="M11601 8750h607v-871h607" svg:viewBox="0 0 1215 872">
          <text:p/>
        </draw:connector>
        <draw:connector draw:style-name="gr15" draw:text-style-name="P12" draw:layer="layout" svg:x1="11.601cm" svg:y1="8.75cm" svg:x2="12.815cm" svg:y2="10.279cm" draw:start-shape="id37" draw:start-glue-point="1" draw:end-shape="id42" draw:end-glue-point="3" svg:d="M11601 8750h607v1529h607" svg:viewBox="0 0 1215 1530">
          <text:p/>
        </draw:connector>
        <draw:connector draw:style-name="gr15" draw:text-style-name="P12" draw:layer="layout" svg:x1="15.5cm" svg:y1="5.278cm" svg:x2="17.002cm" svg:y2="4.809cm" draw:start-shape="id40" draw:start-glue-point="1" draw:end-shape="id43" draw:end-glue-point="3" svg:d="M15500 5278h751v-469h751" svg:viewBox="0 0 1503 470">
          <text:p/>
        </draw:connector>
        <draw:connector draw:style-name="gr15" draw:text-style-name="P12" draw:layer="layout" svg:x1="15.5cm" svg:y1="5.278cm" svg:x2="17.002cm" svg:y2="5.778cm" draw:start-shape="id40" draw:start-glue-point="1" draw:end-shape="id44" draw:end-glue-point="3" svg:d="M15500 5278h751v500h751" svg:viewBox="0 0 1503 501">
          <text:p/>
        </draw:connector>
        <draw:connector draw:style-name="gr15" draw:text-style-name="P12" draw:layer="layout" svg:x1="15.501cm" svg:y1="7.879cm" svg:x2="17.002cm" svg:y2="7.192cm" draw:start-shape="id41" draw:start-glue-point="1" draw:end-shape="id45" draw:end-glue-point="3" svg:d="M15501 7879h751v-687h750" svg:viewBox="0 0 1502 688">
          <text:p/>
        </draw:connector>
        <draw:connector draw:style-name="gr15" draw:text-style-name="P12" draw:layer="layout" svg:x1="15.501cm" svg:y1="7.879cm" svg:x2="17.002cm" svg:y2="8.193cm" draw:start-shape="id41" draw:start-glue-point="1" draw:end-shape="id46" draw:end-glue-point="3" svg:d="M15501 7879h751v314h750" svg:viewBox="0 0 1502 315">
          <text:p/>
        </draw:connector>
        <draw:connector draw:style-name="gr15" draw:text-style-name="P12" draw:layer="layout" svg:x1="15.501cm" svg:y1="10.279cm" svg:x2="17.002cm" svg:y2="9.686cm" draw:start-shape="id42" draw:start-glue-point="1" draw:end-shape="id47" draw:end-glue-point="3" svg:d="M15501 10279h751v-593h750" svg:viewBox="0 0 1502 594">
          <text:p/>
        </draw:connector>
        <draw:connector draw:style-name="gr15" draw:text-style-name="P12" draw:layer="layout" svg:x1="15.501cm" svg:y1="10.279cm" svg:x2="17.001cm" svg:y2="10.686cm" draw:start-shape="id42" draw:start-glue-point="1" draw:end-shape="id48" draw:end-glue-point="3" svg:d="M15501 10279h750v407h750" svg:viewBox="0 0 1501 408">
          <text:p/>
        </draw:connector>
        <draw:custom-shape draw:style-name="gr16" draw:text-style-name="P4" xml:id="id51" draw:id="id51" draw:layer="layout" svg:width="4.5cm" svg:height="0.818cm" svg:x="22.101cm" svg:y="5.87cm">
          <text:p text:style-name="P3"><text:span text:style-name="T1">ve_arc_v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49" draw:id="id49" draw:layer="layout" svg:width="4.5cm" svg:height="0.818cm" svg:x="22.101cm" svg:y="4.871cm">
          <text:p text:style-name="P3"><text:span text:style-name="T1">ve_arc_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3" draw:id="id53" draw:layer="layout" svg:width="4.5cm" svg:height="0.818cm" svg:x="22.101cm" svg:y="8.371cm">
          <text:p text:style-name="P3"><text:span text:style-name="T1">ve_node_hdyr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2" draw:id="id52" draw:layer="layout" svg:width="4.5cm" svg:height="0.818cm" svg:x="22.101cm" svg:y="7.372cm">
          <text:p text:style-name="P3"><text:span text:style-name="T1">ve_node_j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5" draw:id="id55" draw:layer="layout" svg:width="4.5cm" svg:height="0.818cm" svg:x="22.101cm" svg:y="10.772cm">
          <text:p text:style-name="P3"><text:span text:style-name="T1">ve_connec_t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4" draw:id="id54" draw:layer="layout" svg:width="4.5cm" svg:height="0.818cm" svg:x="22.101cm" svg:y="9.773cm">
          <text:p text:style-name="P3"><text:span text:style-name="T1">ve_connec_w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5.778cm" svg:x2="22.101cm" svg:y2="5.28cm" draw:start-shape="id44" draw:start-glue-point="1" draw:end-shape="id49" draw:end-glue-point="3" svg:d="M20801 5778h650v-498h650" svg:viewBox="0 0 1301 499">
          <text:p/>
        </draw:connector>
        <draw:connector draw:style-name="gr15" draw:text-style-name="P12" xml:id="id50" draw:id="id50" draw:layer="layout" svg:x1="20.801cm" svg:y1="5.778cm" svg:x2="20.801cm" svg:y2="5.778cm" draw:start-shape="id44" draw:start-glue-point="1" draw:end-shape="id44" draw:end-glue-point="1" svg:d="M20801 5778z" svg:viewBox="0 0 1 1">
          <text:p/>
        </draw:connector>
        <draw:connector draw:style-name="gr15" draw:text-style-name="P12" draw:layer="layout" svg:x1="20.801cm" svg:y1="5.778cm" svg:x2="22.101cm" svg:y2="6.279cm" draw:start-shape="id50" draw:start-glue-point="0" draw:end-shape="id51" draw:end-glue-point="3" svg:d="M20801 5778h650v501h650" svg:viewBox="0 0 1301 502">
          <text:p/>
        </draw:connector>
        <draw:connector draw:style-name="gr15" draw:text-style-name="P12" draw:layer="layout" svg:x1="20.801cm" svg:y1="8.193cm" svg:x2="22.101cm" svg:y2="7.781cm" draw:start-shape="id46" draw:start-glue-point="1" draw:end-shape="id52" draw:end-glue-point="3" svg:d="M20801 8193h650v-412h650" svg:viewBox="0 0 1301 413">
          <text:p/>
        </draw:connector>
        <draw:connector draw:style-name="gr15" draw:text-style-name="P12" draw:layer="layout" svg:x1="20.801cm" svg:y1="8.193cm" svg:x2="22.101cm" svg:y2="8.78cm" draw:start-shape="id46" draw:start-glue-point="1" draw:end-shape="id53" svg:d="M20801 8193h650v587h650" svg:viewBox="0 0 1301 588">
          <text:p/>
        </draw:connector>
        <draw:connector draw:style-name="gr15" draw:text-style-name="P12" draw:layer="layout" svg:x1="20.8cm" svg:y1="10.686cm" svg:x2="22.101cm" svg:y2="10.182cm" draw:start-shape="id48" draw:start-glue-point="1" draw:end-shape="id54" draw:end-glue-point="3" svg:d="M20800 10686h651v-504h650" svg:viewBox="0 0 1302 505">
          <text:p/>
        </draw:connector>
        <draw:connector draw:style-name="gr15" draw:text-style-name="P12" draw:layer="layout" svg:x1="20.8cm" svg:y1="10.686cm" svg:x2="22.101cm" svg:y2="11.181cm" draw:start-shape="id48" draw:start-glue-point="1" draw:end-shape="id55" draw:end-glue-point="3" svg:d="M20800 10686h651v495h650" svg:viewBox="0 0 1302 496">
          <text:p/>
        </draw:connector>
        <draw:frame draw:style-name="gr8" draw:text-style-name="P13" draw:layer="layout" svg:width="3.17cm" svg:height="1.361cm" svg:x="9.354cm" svg:y="2.928cm">
          <draw:text-box>
            <text:p text:style-name="P7"><text:span text:style-name="T3">filter</text:span></text:p>
            <text:p text:style-name="P7"><text:span text:style-name="T3">views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1T0">
        <draw:custom-shape draw:style-name="gr1" draw:text-style-name="P1" draw:layer="layout" svg:width="3.6cm" svg:height="10.601cm" svg:x="2cm" svg:y="4.2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0.8cm" svg:x="16.2cm" svg:y="4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6" draw:id="id56" draw:layer="layout" svg:width="2.97cm" svg:height="1.05cm" svg:x="2.301cm" svg:y="4.751cm">
          <text:p text:style-name="P3"><text:span text:style-name="T1">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9" draw:id="id59" draw:layer="layout" svg:width="2.969cm" svg:height="1.05cm" svg:x="2.302cm" svg:y="13.152cm">
          <text:p text:style-name="P3"><text:span text:style-name="T1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xml:id="id58" draw:id="id58" draw:layer="layout" svg:width="1.295cm" svg:height="9.499cm" svg:x="9.106cm" svg:y="5.501cm">
          <text:p text:style-name="P5"><text:span text:style-name="T2">state</text:span></text:p>
          <text:p text:style-name="P5"><text:span text:style-name="T2">ex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1.41699706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2" draw:id="id62" draw:layer="layout" svg:width="3.799cm" svg:height="0.819cm" svg:x="17.002cm" svg:y="4.4cm">
          <text:p text:style-name="P3"><text:span text:style-name="T1">v_edit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4" draw:id="id64" draw:layer="layout" svg:width="3.799cm" svg:height="0.818cm" svg:x="17.002cm" svg:y="13.283cm">
          <text:p text:style-name="P3"><text:span text:style-name="T1">v_edi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31cm" svg:height="1.361cm" svg:x="2.713cm" svg:y="1.826cm">
          <draw:text-box>
            <text:p text:style-name="P7"><text:span text:style-name="T1">Source</text:span></text:p>
            <text:p text:style-name="P7"><text:span text:style-name="T1">tables</text:span></text:p>
          </draw:text-box>
        </draw:frame>
        <draw:frame draw:style-name="gr9" draw:text-style-name="P9" draw:layer="layout" svg:width="2.64cm" svg:height="1.916cm" svg:x="17.601cm" svg:y="1.901cm">
          <draw:text-box>
            <text:p text:style-name="P7"><text:span text:style-name="T1">Editableparent</text:span></text:p>
            <text:p text:style-name="P7"><text:span text:style-name="T1">views</text:span></text:p>
          </draw:text-box>
        </draw:frame>
        <draw:g draw:name="Grupo 30">
          <draw:custom-shape draw:name="Forma livre 23" draw:style-name="gr10" draw:text-style-name="P10" draw:layer="layout" svg:width="0.695cm" svg:height="0.856cm" svg:x="9.346cm" svg:y="4.495cm">
            <text:p/>
            <draw:enhanced-geometry svg:viewBox="0 0 428625 452438" draw:extrusion-allowed="true" draw:glue-points="0 0 171450 190500 171449 452438 254794 400050 254793 192882 428625 0 0 0" draw:type="non-primitive" draw:enhanced-path="M 0 0 L 171450 190500 C 169862 277813 173037 365125 171449 452438 L 254794 400050 C 254794 330994 254793 261938 254793 192882 L 428625 0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</draw:enhanced-geometry>
          </draw:custom-shape>
          <draw:line draw:name="Conector reto 25" draw:style-name="gr11" draw:text-style-name="P11" draw:layer="layout" svg:x1="9.287cm" svg:y1="4.406cm" svg:x2="10.101cm" svg:y2="4.406cm">
            <text:p/>
          </draw:line>
        </draw:g>
        <draw:custom-shape draw:style-name="gr12" draw:text-style-name="P4" xml:id="id60" draw:id="id60" draw:layer="layout" svg:width="2.686cm" svg:height="1.05cm" svg:x="12.814cm" svg:y="4.753cm">
          <text:p text:style-name="P3"><text:span text:style-name="T1">v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61" draw:id="id61" draw:layer="layout" svg:width="2.686cm" svg:height="1.05cm" svg:x="12.815cm" svg:y="13.054cm">
          <text:p text:style-name="P3"><text:span text:style-name="T1">v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315cm" svg:height="1.573cm" svg:x="13.186cm" svg:y="1.928cm">
          <draw:text-box>
            <text:p text:style-name="P7"><text:span text:style-name="T1">Filtered views</text:span></text:p>
          </draw:text-box>
        </draw:frame>
        <draw:frame draw:style-name="gr9" draw:text-style-name="P9" draw:layer="layout" svg:width="2.64cm" svg:height="1.916cm" svg:x="22.901cm" svg:y="1.902cm">
          <draw:text-box>
            <text:p text:style-name="P7"><text:span text:style-name="T1">Editable child views</text:span></text:p>
          </draw:text-box>
        </draw:frame>
        <draw:custom-shape draw:style-name="gr7" draw:text-style-name="P4" xml:id="id63" draw:id="id63" draw:layer="layout" svg:width="3.799cm" svg:height="0.818cm" svg:x="17.002cm" svg:y="6.169cm">
          <text:p text:style-name="P3"><text:span text:style-name="T1">ve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5" draw:id="id65" draw:layer="layout" svg:width="3.799cm" svg:height="0.818cm" svg:x="17.002cm" svg:y="9.484cm">
          <text:p text:style-name="P3"><text:span text:style-name="T1">ve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xml:id="id57" draw:id="id57" draw:layer="layout" svg:x1="5.271cm" svg:y1="5.276cm" svg:x2="5.271cm" svg:y2="5.276cm" draw:start-shape="id56" draw:start-glue-point="1" draw:end-shape="id56" draw:end-glue-point="1" svg:d="M5271 5276z" svg:viewBox="0 0 1 1">
          <text:p/>
        </draw:connector>
        <draw:connector draw:style-name="gr15" draw:text-style-name="P12" draw:layer="layout" svg:x1="5.271cm" svg:y1="5.276cm" svg:x2="9.106cm" svg:y2="10.25cm" draw:start-shape="id57" draw:start-glue-point="0" draw:end-shape="id58" draw:end-glue-point="3" svg:d="M5271 5276h1917v4974h1918" svg:viewBox="0 0 3836 4975">
          <text:p/>
        </draw:connector>
        <draw:connector draw:style-name="gr15" draw:text-style-name="P12" draw:layer="layout" svg:x1="5.271cm" svg:y1="13.677cm" svg:x2="9.106cm" svg:y2="10.25cm" draw:start-shape="id59" draw:start-glue-point="1" draw:end-shape="id58" draw:end-glue-point="3" svg:d="M5271 13677h1917v-3427h1918" svg:viewBox="0 0 3836 3428">
          <text:p/>
        </draw:connector>
        <draw:connector draw:style-name="gr15" draw:text-style-name="P12" draw:layer="layout" svg:x1="10.401cm" svg:y1="10.25cm" svg:x2="12.814cm" svg:y2="5.278cm" draw:start-shape="id58" draw:start-glue-point="1" draw:end-shape="id60" draw:end-glue-point="3" svg:d="M10401 10250h1207v-4972h1206" svg:viewBox="0 0 2414 4973">
          <text:p/>
        </draw:connector>
        <draw:connector draw:style-name="gr15" draw:text-style-name="P12" draw:layer="layout" svg:x1="10.401cm" svg:y1="10.25cm" svg:x2="12.815cm" svg:y2="13.579cm" draw:start-shape="id58" draw:start-glue-point="1" draw:end-shape="id61" svg:d="M10401 10250h1207v3329h1207" svg:viewBox="0 0 2415 3330">
          <text:p/>
        </draw:connector>
        <draw:connector draw:style-name="gr15" draw:text-style-name="P12" draw:layer="layout" svg:x1="15.5cm" svg:y1="5.278cm" svg:x2="17.002cm" svg:y2="4.809cm" draw:start-shape="id60" draw:start-glue-point="1" draw:end-shape="id62" draw:end-glue-point="3" svg:d="M15500 5278h751v-469h751" svg:viewBox="0 0 1503 470">
          <text:p/>
        </draw:connector>
        <draw:connector draw:style-name="gr15" draw:text-style-name="P12" draw:layer="layout" svg:x1="15.5cm" svg:y1="5.278cm" svg:x2="17.002cm" svg:y2="6.578cm" draw:start-shape="id60" draw:start-glue-point="1" draw:end-shape="id63" draw:end-glue-point="3" svg:d="M15500 5278h751v1300h751" svg:viewBox="0 0 1503 1301">
          <text:p/>
        </draw:connector>
        <draw:connector draw:style-name="gr15" draw:text-style-name="P12" draw:layer="layout" svg:x1="15.501cm" svg:y1="13.779cm" svg:x2="17.002cm" svg:y2="13.692cm" draw:end-shape="id64" draw:end-glue-point="3" svg:d="M15501 13779h500v-87h1001" svg:viewBox="0 0 1502 88">
          <text:p/>
        </draw:connector>
        <draw:connector draw:style-name="gr15" draw:text-style-name="P12" draw:layer="layout" svg:x1="15.501cm" svg:y1="13.779cm" svg:x2="17.002cm" svg:y2="9.893cm" draw:end-shape="id65" draw:end-glue-point="3" svg:d="M15501 13779h500v-3886h1001" svg:viewBox="0 0 1502 3887">
          <text:p/>
        </draw:connector>
        <draw:custom-shape draw:style-name="gr16" draw:text-style-name="P4" xml:id="id68" draw:id="id68" draw:layer="layout" svg:width="4.5cm" svg:height="0.818cm" svg:x="22.101cm" svg:y="5.37cm">
          <text:p text:style-name="P3"><text:span text:style-name="T1">ve_arc_v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66" draw:id="id66" draw:layer="layout" svg:width="4.5cm" svg:height="0.818cm" svg:x="22.101cm" svg:y="4.371cm">
          <text:p text:style-name="P3"><text:span text:style-name="T1">ve_arc_t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70" draw:id="id70" draw:layer="layout" svg:width="4.5cm" svg:height="0.818cm" svg:x="22.101cm" svg:y="10.371cm">
          <text:p text:style-name="P3"><text:span text:style-name="T1">ve_node_v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69" draw:id="id69" draw:layer="layout" svg:width="4.5cm" svg:height="0.818cm" svg:x="22.101cm" svg:y="9.372cm">
          <text:p text:style-name="P3"><text:span text:style-name="T1">ve_node_v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6.578cm" svg:x2="22.101cm" svg:y2="4.78cm" draw:start-shape="id63" draw:start-glue-point="1" draw:end-shape="id66" draw:end-glue-point="3" svg:d="M20801 6578h650v-1798h650" svg:viewBox="0 0 1301 1799">
          <text:p/>
        </draw:connector>
        <draw:connector draw:style-name="gr15" draw:text-style-name="P12" xml:id="id67" draw:id="id67" draw:layer="layout" svg:x1="20.801cm" svg:y1="6.578cm" svg:x2="20.801cm" svg:y2="6.578cm" draw:start-shape="id63" draw:start-glue-point="1" draw:end-shape="id63" draw:end-glue-point="1" svg:d="M20801 6578z" svg:viewBox="0 0 1 1">
          <text:p/>
        </draw:connector>
        <draw:connector draw:style-name="gr15" draw:text-style-name="P12" draw:layer="layout" svg:x1="20.801cm" svg:y1="6.578cm" svg:x2="22.101cm" svg:y2="5.779cm" draw:start-shape="id67" draw:start-glue-point="0" draw:end-shape="id68" draw:end-glue-point="3" svg:d="M20801 6578h650v-799h650" svg:viewBox="0 0 1301 800">
          <text:p/>
        </draw:connector>
        <draw:connector draw:style-name="gr15" draw:text-style-name="P12" draw:layer="layout" svg:x1="20.801cm" svg:y1="9.893cm" svg:x2="22.101cm" svg:y2="9.781cm" draw:start-shape="id65" draw:start-glue-point="1" draw:end-shape="id69" draw:end-glue-point="3" svg:d="M20801 9893h650v-112h650" svg:viewBox="0 0 1301 113">
          <text:p/>
        </draw:connector>
        <draw:connector draw:style-name="gr15" draw:text-style-name="P12" draw:layer="layout" svg:x1="20.801cm" svg:y1="9.893cm" svg:x2="22.101cm" svg:y2="10.78cm" draw:start-shape="id65" draw:start-glue-point="1" draw:end-shape="id70" svg:d="M20801 9893h650v887h650" svg:viewBox="0 0 1301 888">
          <text:p/>
        </draw:connector>
        <draw:frame draw:style-name="gr8" draw:text-style-name="P13" draw:layer="layout" svg:width="3.17cm" svg:height="1.361cm" svg:x="8.154cm" svg:y="2.828cm">
          <draw:text-box>
            <text:p text:style-name="P7"><text:span text:style-name="T3">filter</text:span></text:p>
            <text:p text:style-name="P7"><text:span text:style-name="T3">views</text:span></text:p>
          </draw:text-box>
        </draw:frame>
        <draw:custom-shape draw:style-name="gr16" draw:text-style-name="P4" xml:id="id71" draw:id="id71" draw:layer="layout" svg:width="4.5cm" svg:height="0.818cm" svg:x="22.102cm" svg:y="8.373cm">
          <text:p text:style-name="P3"><text:span text:style-name="T1">ve_node_u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8.782cm" draw:start-shape="id65" draw:start-glue-point="1" draw:end-shape="id71" draw:end-glue-point="3" svg:d="M20801 9893h651v-1111h650" svg:viewBox="0 0 1302 1112">
          <text:p/>
        </draw:connector>
        <draw:custom-shape draw:style-name="gr16" draw:text-style-name="P4" xml:id="id72" draw:id="id72" draw:layer="layout" svg:width="4.5cm" svg:height="0.818cm" svg:x="22.102cm" svg:y="7.373cm">
          <text:p text:style-name="P3"><text:span text:style-name="T1">ve_node_tan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7.782cm" draw:start-shape="id65" draw:end-shape="id72" draw:end-glue-point="3" svg:d="M20801 9893h651v-2111h650" svg:viewBox="0 0 1302 2112">
          <text:p/>
        </draw:connector>
        <draw:custom-shape draw:style-name="gr16" draw:text-style-name="P4" xml:id="id73" draw:id="id73" draw:layer="layout" svg:width="4.5cm" svg:height="0.818cm" svg:x="22.102cm" svg:y="11.373cm">
          <text:p text:style-name="P3"><text:span text:style-name="T1">ve_node_v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11.782cm" draw:start-shape="id65" draw:start-glue-point="1" draw:end-shape="id73" draw:end-glue-point="3" svg:d="M20801 9893h651v1889h650" svg:viewBox="0 0 1302 1890">
          <text:p/>
        </draw:connector>
        <draw:custom-shape draw:style-name="gr16" draw:text-style-name="P4" xml:id="id74" draw:id="id74" draw:layer="layout" svg:width="4.5cm" svg:height="0.818cm" svg:x="22.102cm" svg:y="12.373cm">
          <text:p text:style-name="P3"><text:span text:style-name="T1">ve_node_v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12.782cm" draw:start-shape="id65" draw:start-glue-point="1" draw:end-shape="id74" draw:end-glue-point="3" svg:d="M20801 9893h651v2889h650" svg:viewBox="0 0 1302 2890">
          <text:p/>
        </draw:connector>
        <draw:custom-shape draw:style-name="gr16" draw:text-style-name="P4" xml:id="id75" draw:id="id75" draw:layer="layout" svg:width="4.5cm" svg:height="0.818cm" svg:x="22.102cm" svg:y="13.373cm">
          <text:p text:style-name="P3"><text:span text:style-name="T1">ve_node_vr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13.782cm" draw:start-shape="id65" draw:start-glue-point="1" draw:end-shape="id75" draw:end-glue-point="3" svg:d="M20801 9893h651v3889h650" svg:viewBox="0 0 1302 3890">
          <text:p/>
        </draw:connector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er_20_defecte_5f_1" style:display-name="Per defecte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1" style:display-name="Per defect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3T10:39:06.203000000</meta:creation-date>
    <dc:date>2022-02-05T19:06:24.912000000</dc:date>
    <meta:editing-duration>PT17M33S</meta:editing-duration>
    <meta:editing-cycles>6</meta:editing-cycles>
    <meta:generator>LibreOffice/6.3.4.2$Windows_X86_64 LibreOffice_project/60da17e045e08f1793c57c00ba83cdfce946d0aa</meta:generator>
    <meta:document-statistic meta:object-count="200"/>
  </office:meta>
</office:document-meta>
</file>